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table:align="left"/>
    </style:style>
    <style:style style:name="Таблица1.A" style:family="table-column">
      <style:table-column-properties style:column-width="2.8667in" style:rel-column-width="4128*"/>
    </style:style>
    <style:style style:name="Таблица1.B" style:family="table-column">
      <style:table-column-properties style:column-width="1.7201in" style:rel-column-width="2477*"/>
    </style:style>
    <style:style style:name="Таблица1.C" style:family="table-column">
      <style:table-column-properties style:column-width="1.9097in" style:rel-column-width="2750*"/>
    </style:style>
    <style:style style:name="Таблица1.1" style:family="table-row">
      <style:table-row-properties style:min-row-height="0.4264in" style:use-optimal-row-height="false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4896in" fo:margin-left="0in" table:align="left"/>
    </style:style>
    <style:style style:name="Таблица2.A" style:family="table-column">
      <style:table-column-properties style:column-width="3.2444in"/>
    </style:style>
    <style:style style:name="Таблица2.B" style:family="table-column">
      <style:table-column-properties style:column-width="3.2451in"/>
    </style:style>
    <style:style style:name="Таблица2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20148c"/>
    </style:style>
    <style:style style:name="P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0" style:family="paragraph" style:parent-style-name="Обычный_20__28_Интернет_29_">
      <style:paragraph-properties fo:margin-left="0in" fo:margin-right="0in" fo:line-height="150%" fo:text-indent="0.4917in" style:auto-text-indent="false"/>
    </style:style>
    <style:style style:name="P11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</style:style>
    <style:style style:name="P12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/>
    </style:style>
    <style:style style:name="P14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15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language="en" fo:country="US" style:font-size-asian="14pt"/>
    </style:style>
    <style:style style:name="P16" style:family="paragraph" style:parent-style-name="Обычный_20__28_Интернет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</style:style>
    <style:style style:name="P17" style:family="paragraph" style:parent-style-name="Текст_20_сноски">
      <style:paragraph-properties fo:margin-left="0in" fo:margin-right="0in" fo:margin-top="0.028in" fo:margin-bottom="0in" loext:contextual-spacing="false" fo:line-height="108%" fo:text-indent="0.3937in" style:auto-text-indent="false">
        <style:tab-stops>
          <style:tab-stop style:position="0.7874in"/>
        </style:tab-stops>
      </style:paragraph-properties>
    </style:style>
    <style:style style:name="P18" style:family="paragraph" style:parent-style-name="Текст_20_сноски">
      <style:paragraph-properties fo:margin-left="0in" fo:margin-right="0in" fo:margin-top="0.028in" fo:margin-bottom="0in" loext:contextual-spacing="false" fo:line-height="108%" fo:text-indent="0.3937in" style:auto-text-indent="false">
        <style:tab-stops>
          <style:tab-stop style:position="0.7874in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Обычный_20__28_Интернет_29_">
      <style:paragraph-properties fo:line-height="150%" fo:text-align="justify" style:justify-single-word="false"/>
    </style:style>
    <style:style style:name="P22" style:family="paragraph" style:parent-style-name="Standard">
      <style:paragraph-properties fo:margin-left="0in" fo:margin-right="0in" fo:line-height="115%" fo:text-indent="0.2917in" style:auto-text-indent="false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</style:style>
    <style:style style:name="P24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/>
    </style:style>
    <style:style style:name="P25" style:family="paragraph" style:parent-style-name="Обычный">
      <style:paragraph-properties fo:orphans="2" fo:widows="2" fo:hyphenation-ladder-count="no-limit" style:text-autospace="none" style:vertical-align="auto"/>
      <style:text-properties fo:hyphenate="true"/>
    </style:style>
    <style:style style:name="P26" style:family="paragraph" style:parent-style-name="Обычный">
      <style:paragraph-properties fo:orphans="2" fo:widows="2" fo:hyphenation-ladder-count="no-limit" fo:break-before="page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/>
    </style:style>
    <style:style style:name="P27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officeooo:paragraph-rsid="002e44ea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color="#000000" style:font-name="Courier New" fo:font-size="11pt" fo:language="en" fo:country="US" officeooo:paragraph-rsid="002e44ea" style:font-size-asian="11pt" style:font-name-complex="Consolas" style:font-size-complex="11pt"/>
    </style:style>
    <style:style style:name="P30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</style:style>
    <style:style style:name="P32" style:family="paragraph" style:parent-style-name="Обычный_20__28_Интернет_29_">
      <style:paragraph-properties fo:line-height="150%" fo:text-align="justify" style:justify-single-word="false"/>
    </style:style>
    <style:style style:name="P33" style:family="paragraph" style:parent-style-name="Обычный_20__28_Интернет_29_">
      <style:paragraph-properties fo:line-height="150%" fo:text-align="justify" style:justify-single-word="false"/>
      <style:text-properties officeooo:paragraph-rsid="002e44ea"/>
    </style:style>
    <style:style style:name="P34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officeooo:paragraph-rsid="002e44ea" style:font-size-asian="14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22094b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officeooo:rsid="0020148c" style:font-size-asian="14pt" style:font-size-complex="14pt"/>
    </style:style>
    <style:style style:name="T12" style:family="text">
      <style:text-properties fo:font-size="14pt" officeooo:rsid="00219e15" style:font-size-asian="14pt" style:font-size-complex="14pt"/>
    </style:style>
    <style:style style:name="T13" style:family="text">
      <style:text-properties fo:font-size="14pt" officeooo:rsid="00236088" style:font-size-asian="14pt" style:font-size-complex="14pt"/>
    </style:style>
    <style:style style:name="T14" style:family="text">
      <style:text-properties fo:font-size="14pt" officeooo:rsid="0026c5ea" style:font-size-asian="14pt" style:font-size-complex="14pt"/>
    </style:style>
    <style:style style:name="T15" style:family="text">
      <style:text-properties fo:font-size="14pt" officeooo:rsid="002e44ea" style:font-size-asian="14pt" style:font-size-complex="14pt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language="en" fo:country="US" officeooo:rsid="0026c5ea" style:font-size-asian="14pt" style:font-size-complex="14pt"/>
    </style:style>
    <style:style style:name="T19" style:family="text">
      <style:text-properties fo:font-size="14pt" fo:language="en" fo:country="US" officeooo:rsid="002cb286" style:font-size-asian="14pt" style:font-size-complex="14pt"/>
    </style:style>
    <style:style style:name="T20" style:family="text">
      <style:text-properties fo:font-size="14pt" fo:language="en" fo:country="US" officeooo:rsid="002e44ea" style:font-size-asian="14pt" style:font-size-complex="14pt"/>
    </style:style>
    <style:style style:name="T21" style:family="text">
      <style:text-properties fo:font-size="14pt" fo:language="en" fo:country="US" officeooo:rsid="002cb286" style:font-size-asian="14pt"/>
    </style:style>
    <style:style style:name="T22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23" style:family="text">
      <style:text-properties fo:font-size="14pt" fo:language="en" fo:country="US" fo:font-style="italic" fo:font-weight="bold" officeooo:rsid="00274f4b" style:font-size-asian="14pt" style:font-style-asian="italic" style:font-weight-asian="bold"/>
    </style:style>
    <style:style style:name="T24" style:family="text">
      <style:text-properties fo:font-size="14pt" fo:language="en" fo:country="US" fo:font-style="italic" fo:font-weight="bold" officeooo:rsid="0028a8cd" style:font-size-asian="14pt" style:font-style-asian="italic" style:font-weight-asian="bold"/>
    </style:style>
    <style:style style:name="T25" style:family="text">
      <style:text-properties fo:font-size="14pt" fo:language="en" fo:country="US" fo:font-weight="bold" style:font-size-asian="14pt" style:font-weight-asian="bold" style:font-size-complex="14pt"/>
    </style:style>
    <style:style style:name="T26" style:family="text">
      <style:text-properties fo:font-size="14pt" fo:language="en" fo:country="US" fo:font-weight="bold" officeooo:rsid="0022094b" style:font-size-asian="14pt" style:font-weight-asian="bold" style:font-size-complex="14pt"/>
    </style:style>
    <style:style style:name="T27" style:family="text">
      <style:text-properties fo:font-size="14pt" fo:language="en" fo:country="US" fo:font-weight="bold" officeooo:rsid="002cb286" style:font-size-asian="14pt" style:font-weight-asian="bold" style:font-size-complex="14pt"/>
    </style:style>
    <style:style style:name="T28" style:family="text">
      <style:text-properties fo:font-size="14pt" fo:letter-spacing="-0.0028in" style:font-size-asian="14pt"/>
    </style:style>
    <style:style style:name="T29" style:family="text">
      <style:text-properties fo:font-size="14pt" fo:letter-spacing="-0.0028in" fo:language="en" fo:country="US" style:font-size-asian="14pt"/>
    </style:style>
    <style:style style:name="T30" style:family="text">
      <style:text-properties fo:font-size="14pt" fo:font-style="italic" fo:font-weight="bold" style:font-size-asian="14pt" style:font-style-asian="italic" style:font-weight-asian="bold"/>
    </style:style>
    <style:style style:name="T31" style:family="text">
      <style:text-properties fo:font-size="14pt" fo:font-style="italic" fo:font-weight="bold" officeooo:rsid="00274f4b" style:font-size-asian="14pt" style:font-style-asian="italic" style:font-weight-asian="bold"/>
    </style:style>
    <style:style style:name="T32" style:family="text">
      <style:text-properties fo:font-size="14pt" fo:font-style="italic" fo:font-weight="bold" officeooo:rsid="002e44ea" style:font-size-asian="14pt" style:font-style-asian="italic" style:font-weight-asian="bold"/>
    </style:style>
    <style:style style:name="T33" style:family="text">
      <style:text-properties fo:color="#ff0000" fo:font-size="14pt" fo:font-weight="bold" style:font-size-asian="14pt" style:font-weight-asian="bold" style:font-size-complex="14pt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0000" style:font-name="Consolas" fo:font-size="9.5pt" style:font-size-asian="9.5pt" style:font-name-complex="Consolas" style:font-size-complex="9.5pt"/>
    </style:style>
    <style:style style:name="T37" style:family="text">
      <style:text-properties fo:color="#000000" style:font-name="Consolas" fo:font-size="9.5pt" fo:language="en" fo:country="US" style:font-size-asian="9.5pt" style:font-name-complex="Consolas" style:font-size-complex="9.5pt"/>
    </style:style>
    <style:style style:name="T38" style:family="text">
      <style:text-properties fo:color="#000000" style:font-name="Consolas" fo:font-size="9.5pt" fo:language="en" fo:country="US" fo:font-style="italic" fo:font-weight="bold" style:font-size-asian="9.5pt" style:font-style-asian="italic" style:font-weight-asian="bold" style:font-name-complex="Consolas" style:font-size-complex="9.5pt"/>
    </style:style>
    <style:style style:name="T39" style:family="text">
      <style:text-properties fo:color="#000000" fo:font-size="9.5pt" fo:language="en" fo:country="US" fo:font-style="italic" fo:font-weight="bold" style:font-size-asian="9.5pt" style:font-style-asian="italic" style:font-weight-asian="bold" style:font-name-complex="Consolas" style:font-size-complex="9.5pt"/>
    </style:style>
    <style:style style:name="T40" style:family="text">
      <style:text-properties fo:color="#000000" style:font-name="Courier New" fo:font-size="9.5pt" fo:language="en" fo:country="US" fo:font-style="italic" fo:font-weight="bold" style:font-size-asian="9.5pt" style:font-style-asian="italic" style:font-weight-asian="bold" style:font-name-complex="Consolas" style:font-size-complex="9.5pt"/>
    </style:style>
    <style:style style:name="T41" style:family="text">
      <style:text-properties fo:color="#000000" style:font-name="Courier New" fo:language="en" fo:country="US" fo:font-style="italic" fo:font-weight="bold" style:font-style-asian="italic" style:font-weight-asian="bold" style:font-name-complex="Consolas"/>
    </style:style>
    <style:style style:name="T42" style:family="text">
      <style:text-properties fo:color="#000000" style:font-name="Courier New" fo:font-size="11pt" fo:language="en" fo:country="US" fo:font-style="italic" fo:font-weight="bold" style:font-size-asian="11pt" style:font-style-asian="italic" style:font-weight-asian="bold" style:font-name-complex="Consolas" style:font-size-complex="11pt"/>
    </style:style>
    <style:style style:name="T43" style:family="text">
      <style:text-properties officeooo:rsid="0022094b"/>
    </style:style>
    <style:style style:name="T44" style:family="text">
      <style:text-properties officeooo:rsid="002553f4"/>
    </style:style>
    <style:style style:name="T45" style:family="text">
      <style:text-properties officeooo:rsid="002cb286"/>
    </style:style>
    <style:style style:name="T46" style:family="text">
      <style:text-properties style:font-name="Times New Roman" fo:font-size="14pt" fo:language="en" fo:country="US" fo:font-weight="bold" officeooo:rsid="0022094b" style:font-name-asian="Times New Roman" style:font-size-asian="14pt" style:language-asian="ru" style:country-asian="RU" style:font-weight-asian="bold" style:font-name-complex="Times New Roman" style:font-size-complex="14pt"/>
    </style:style>
    <style:style style:name="T47" style:family="text">
      <style:text-properties style:font-name="Times New Roman" fo:font-size="14pt" fo:language="en" fo:country="US" officeooo:rsid="002cb286" style:font-name-asian="Times New Roman" style:font-size-asian="14pt" style:language-asian="ru" style:country-asian="RU" style:font-name-complex="Times New Roman" style:font-size-complex="12pt"/>
    </style:style>
    <style:style style:name="T48" style:family="text">
      <style:text-properties style:font-name="Times New Roman" fo:font-size="14pt" fo:language="en" fo:country="US" officeooo:rsid="002553f4" style:font-name-asian="Times New Roman" style:font-size-asian="14pt" style:language-asian="ru" style:country-asian="RU" style:font-name-complex="Times New Roman" style:font-size-complex="14pt"/>
    </style:style>
    <style:style style:name="T49" style:family="text">
      <style:text-properties style:font-name="Times New Roman" fo:font-size="14pt" fo:language="en" fo:country="US" officeooo:rsid="002cb286" style:font-name-asian="Times New Roman" style:font-size-asian="14pt" style:language-asian="ru" style:country-asian="RU" style:font-name-complex="Times New Roman" style:font-size-complex="14pt"/>
    </style:style>
    <style:style style:name="T50" style:family="text">
      <style:text-properties style:font-name="Times New Roman" fo:font-size="14pt" fo:language="en" fo:country="US" officeooo:rsid="0026c5ea" style:font-name-asian="Times New Roman" style:font-size-asian="14pt" style:language-asian="ru" style:country-asian="RU" style:font-name-complex="Times New Roman" style:font-size-complex="14pt"/>
    </style:style>
    <style:style style:name="T51" style:family="text">
      <style:text-properties style:font-name="Times New Roman" fo:font-size="14pt" fo:language="en" fo:country="US" officeooo:rsid="002e44ea" style:font-name-asian="Times New Roman" style:font-size-asian="14pt" style:language-asian="ru" style:country-asian="RU" style:font-name-complex="Times New Roman" style:font-size-complex="14pt"/>
    </style:style>
    <style:style style:name="T52" style:family="text">
      <style:text-properties style:font-name="Times New Roman" fo:font-size="14pt" fo:language="en" fo:country="US" fo:font-style="italic" fo:font-weight="bold" officeooo:rsid="00274f4b" style:font-name-asian="Times New Roman" style:font-size-asian="14pt" style:language-asian="ru" style:country-asian="RU" style:font-style-asian="italic" style:font-weight-asian="bold" style:font-name-complex="Times New Roman" style:font-size-complex="12pt"/>
    </style:style>
    <style:style style:name="T53" style:family="text">
      <style:text-properties style:font-name="Times New Roman" fo:font-size="14pt" fo:language="en" fo:country="US" fo:font-style="italic" fo:font-weight="bold" officeooo:rsid="002e44ea" style:font-name-asian="Times New Roman" style:font-size-asian="14pt" style:language-asian="ru" style:country-asian="RU" style:font-style-asian="italic" style:font-weight-asian="bold" style:font-name-complex="Times New Roman" style:font-size-complex="12pt"/>
    </style:style>
    <style:style style:name="T54" style:family="text"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55" style:family="text">
      <style:text-properties style:font-name="Times New Roman" fo:font-size="14pt" officeooo:rsid="0020148c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font-name="Times New Roman" fo:font-size="14pt" officeooo:rsid="002e44ea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font-name="Times New Roman" fo:font-size="14pt" officeooo:rsid="00219e15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officeooo:rsid="002e44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33"> </text:span></text:span><text:span text:style-name="Основной_20_шрифт_20_абзаца"><text:span text:style-name="T4">№3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34">Представление и обработка целых чисел. Организация ветвящихся процессов</text:span></text:span></text:h>
      <text:p text:style-name="P4"/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9">Студентка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55">Б</text:span></text:span><text:span text:style-name="Основной_20_шрифт_20_абзаца"><text:span text:style-name="T56">очаров</text:span></text:span><text:span text:style-name="Основной_20_шрифт_20_абзаца"><text:span text:style-name="T11"> Г.</text:span></text:span><text:span text:style-name="Основной_20_шрифт_20_абзаца"><text:span text:style-name="T57">С</text:span></text:span><text:span text:style-name="Основной_20_шрифт_20_абзаца"><text:span text:style-name="T12">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9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7"><text:span text:style-name="Основной_20_шрифт_20_абзаца"><text:span text:style-name="T9">Ефремов М</text:span></text:span><text:span text:style-name="Основной_20_шрифт_20_абзаца"><text:span text:style-name="T17">.</text:span></text:span><text:span text:style-name="Основной_20_шрифт_20_абзаца"><text:span text:style-name="T9">А</text:span></text:span><text:span text:style-name="Основной_20_шрифт_20_абзаца"><text:span text:style-name="T17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10">Санкт-Петербург</text:span></text:span></text:p>
      <text:p text:style-name="P1"><text:span text:style-name="Основной_20_шрифт_20_абзаца"><text:span text:style-name="T10">2020</text:span></text:span></text:p>
      <text:p text:style-name="P10"><text:soft-page-break/><text:span text:style-name="Основной_20_шрифт_20_абзаца"><text:span text:style-name="T3">Цель работы.</text:span></text:span></text:p>
      <text:p text:style-name="P16"><text:span text:style-name="Основной_20_шрифт_20_абзаца"><text:span text:style-name="T9">Изучить арифметические команды ассемблера, разработать программу, вычисляющую необходимые переменные и углубить свои знания, </text:span></text:span><text:span text:style-name="Основной_20_шрифт_20_абзаца"><text:span text:style-name="T13">в процессе написания</text:span></text:span><text:span text:style-name="Основной_20_шрифт_20_абзаца"><text:span text:style-name="T9"> программ</text:span></text:span><text:span text:style-name="Основной_20_шрифт_20_абзаца"><text:span text:style-name="T13">ы</text:span></text:span><text:span text:style-name="Основной_20_шрифт_20_абзаца"><text:span text:style-name="T9">.</text:span></text:span></text:p>
      <text:p text:style-name="P12">Задание:</text:p>
      <text:p text:style-name="P11"><text:span text:style-name="T46">2 </text:span><text:span text:style-name="T4">Вариант -</text:span><text:span text:style-name="T6"> </text:span><text:span text:style-name="T54">1.3.2 </text:span></text:p>
      <text:p text:style-name="P13">Разработать на языке Ассемблера программу, которая по заданным целочисленным значениям параметров a, b, i, k вычисляет: а) значения функций i1 = f1(a,b,i) и i2 = f2(a,b,i); 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 </text:p>
      <text:p text:style-name="P15">/15-2*i , при a&gt;b</text:p>
      <text:p text:style-name="P15">f1 = &lt;</text:p>
      <text:p text:style-name="P15">\ 3*i+4 , при a&lt;=b</text:p>
      <text:p text:style-name="P15"/>
      <text:p text:style-name="P11"><text:soft-page-break/><text:span text:style-name="T16">/ </text:span>/ 7 - 4*i , при a&gt;b </text:p>
      <text:p text:style-name="P15">f<text:span text:style-name="T45">3</text:span> = &lt;</text:p>
      <text:p text:style-name="P11"><text:span text:style-name="T16">\ </text:span>8 -6*i , при a&lt;=b </text:p>
      <text:p text:style-name="P15"/>
      <text:p text:style-name="P11"><text:span text:style-name="T16">/ </text:span>max(i1,10-i2), при k&lt;0 </text:p>
      <text:p text:style-name="P11"><text:span text:style-name="T16">f</text:span><text:span text:style-name="T47">2</text:span><text:span text:style-name="T16"> = &lt;</text:span></text:p>
      <text:p text:style-name="P11"><text:span text:style-name="T16">\ </text:span>|i1 - i2| , при k&gt;=0 </text:p>
      <text:p text:style-name="P12">Ход работы</text:p>
      <text:p text:style-name="P14">В ходе выполнения работы были использованы следующие команды арифметических операций:</text:p>
      <text:p text:style-name="P11"><text:span text:style-name="Основной_20_шрифт_20_абзаца"><text:span text:style-name="T17">Add</text:span></text:span><text:span text:style-name="Основной_20_шрифт_20_абзаца"><text:span text:style-name="T9"> – выполняет арифметическое сложение приемника и источника и помещает сумму в приемник. </text:span></text:span></text:p>
      <text:p text:style-name="P11"><text:span text:style-name="Основной_20_шрифт_20_абзаца"><text:span text:style-name="T17">Sub</text:span></text:span><text:span text:style-name="Основной_20_шрифт_20_абзаца"><text:span text:style-name="T9"> – вычитает источник из приемника и помещает разность в приемник.</text:span></text:span></text:p>
      <text:p text:style-name="P11"><text:span text:style-name="Основной_20_шрифт_20_абзаца"><text:span text:style-name="T17">Cmp</text:span></text:span><text:span text:style-name="Основной_20_шрифт_20_абзаца"><text:span text:style-name="T9"> - </text:span></text:span><text:span text:style-name="Основной_20_шрифт_20_абзаца"><text:span text:style-name="T28">сравнивает приемник и источник и устанавливает флаги.</text:span></text:span></text:p>
      <text:p text:style-name="P11"><text:soft-page-break/><text:span text:style-name="Основной_20_шрифт_20_абзаца"><text:span text:style-name="T29">Neg</text:span></text:span><text:span text:style-name="Основной_20_шрифт_20_абзаца"><text:span text:style-name="T28"> - </text:span></text:span><text:span text:style-name="Основной_20_шрифт_20_абзаца"><text:span text:style-name="T9">выполняет над числом, содержащимся в приемнике, операцию дополнения до двух.</text:span></text:span></text:p>
      <text:p text:style-name="P14">В ходе выполнения работы были использованы следующие сдвиговые команды:</text:p>
      <text:p text:style-name="P11"><text:span text:style-name="Основной_20_шрифт_20_абзаца"><text:span text:style-name="T9"><text:s text:c="3"/>S</text:span></text:span><text:span text:style-name="Основной_20_шрифт_20_абзаца"><text:span text:style-name="T17">al</text:span></text:span><text:span text:style-name="Основной_20_шрифт_20_абзаца"><text:span text:style-name="T9"> – выполняет арифметический сдвиг влево.</text:span></text:span></text:p>
      <text:p text:style-name="P14">В ходе выполнения работы были использованы следующие команды передачи ууправления:</text:p>
      <text:p text:style-name="P17"><text:span text:style-name="Основной_20_шрифт_20_абзаца"><text:span text:style-name="T17">Jg</text:span></text:span><text:span text:style-name="Основной_20_шрифт_20_абзаца"><text:span text:style-name="T9"> - переход, если больше (ZF = 0 и SF = OF).</text:span></text:span></text:p>
      <text:p text:style-name="P18"/>
      <text:p text:style-name="P17"><text:span text:style-name="Основной_20_шрифт_20_абзаца"><text:span text:style-name="T17">Jz</text:span></text:span><text:span text:style-name="Основной_20_шрифт_20_абзаца"><text:span text:style-name="T9"> - переход, если 0 (ZF = 1). <text:s text:c="4"/></text:span></text:span></text:p>
      <text:p text:style-name="P18"/>
      <text:p text:style-name="P17"><text:span text:style-name="Основной_20_шрифт_20_абзаца"><text:span text:style-name="T17">Jl</text:span></text:span><text:span text:style-name="Основной_20_шрифт_20_абзаца"><text:span text:style-name="T9"> - переход, если меньше <text:s text:c="2"/>(SF &lt;&gt; OF). <text:s text:c="2"/></text:span></text:span></text:p>
      <text:p text:style-name="P18"><text:s text:c="2"/></text:p>
      <text:p text:style-name="P17"><text:span text:style-name="Основной_20_шрифт_20_абзаца"><text:span text:style-name="T17">Jmp</text:span></text:span><text:span text:style-name="Основной_20_шрифт_20_абзаца"><text:span text:style-name="T9"> - передает управление в другую точку программы.</text:span></text:span></text:p>
      <text:p text:style-name="P12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водные данные</text:p>
          </table:table-cell>
          <table:table-cell table:style-name="Таблица2.A1" office:value-type="string">
            <text:p text:style-name="P19">Результат</text:p>
          </table:table-cell>
        </table:table-row>
        <table:table-row>
          <table:table-cell table:style-name="Таблица2.A1" office:value-type="string">
            <text:p text:style-name="P20">a = <text:span text:style-name="T45">3</text:span></text:p>
            <text:p text:style-name="P20">b = <text:span text:style-name="T45">5</text:span></text:p>
            <text:p text:style-name="P20">i = <text:span text:style-name="T45">6</text:span></text:p>
            <text:p text:style-name="P20">k = <text:span text:style-name="T44">1</text:span></text:p>
          </table:table-cell>
          <table:table-cell table:style-name="Таблица2.A1" office:value-type="string">
            <text:p text:style-name="P21"><text:span text:style-name="T17">i1 = </text:span><text:span text:style-name="T48">2</text:span><text:span text:style-name="T49">2</text:span></text:p>
            <text:p text:style-name="P20">i2 = -<text:span text:style-name="T45">28</text:span></text:p>
            <text:p text:style-name="P21"><text:span text:style-name="T17">res = </text:span><text:span text:style-name="T48">5</text:span><text:span text:style-name="T49">0</text:span></text:p>
          </table:table-cell>
        </table:table-row>
        <text:soft-page-break/>
        <table:table-row>
          <table:table-cell table:style-name="Таблица2.A1" office:value-type="string">
            <text:p text:style-name="P20">a = <text:span text:style-name="T58">2</text:span></text:p>
            <text:p text:style-name="P20">b = <text:span text:style-name="T58">1</text:span></text:p>
            <text:p text:style-name="P20">i = <text:span text:style-name="T58">1</text:span></text:p>
            <text:p text:style-name="P20">k = <text:span text:style-name="T58">1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7">i1 = <text:s/></text:span></text:span><text:span text:style-name="Основной_20_шрифт_20_абзаца"><text:span text:style-name="T50">1</text:span></text:span><text:span text:style-name="Основной_20_шрифт_20_абзаца"><text:span text:style-name="T51">3</text:span></text:span></text:p>
            <text:p text:style-name="P21"><text:span text:style-name="Основной_20_шрифт_20_абзаца"><text:span text:style-name="T17">i</text:span></text:span><text:span text:style-name="Основной_20_шрифт_20_абзаца"><text:span text:style-name="T9">2</text:span></text:span><text:span text:style-name="Основной_20_шрифт_20_абзаца"><text:span text:style-name="T17"> = </text:span></text:span><text:span text:style-name="Основной_20_шрифт_20_абзаца"><text:span text:style-name="T51">3</text:span></text:span></text:p>
            <text:p text:style-name="P21"><text:span text:style-name="Основной_20_шрифт_20_абзаца"><text:span text:style-name="T17">res = <text:s/></text:span></text:span><text:span text:style-name="Основной_20_шрифт_20_абзаца"><text:span text:style-name="T50">1</text:span></text:span><text:span text:style-name="Основной_20_шрифт_20_абзаца"><text:span text:style-name="T51">0</text:span></text:span></text:p>
          </table:table-cell>
        </table:table-row>
        <table:table-row>
          <table:table-cell table:style-name="Таблица2.A1" office:value-type="string">
            <text:p text:style-name="P20">a = <text:span text:style-name="T58">1</text:span></text:p>
            <text:p text:style-name="P20">b = <text:span text:style-name="T58">1</text:span></text:p>
            <text:p text:style-name="P20">i = <text:span text:style-name="T58">1</text:span></text:p>
            <text:p text:style-name="P21"><text:span text:style-name="Основной_20_шрифт_20_абзаца"><text:span text:style-name="T17">k = -</text:span></text:span><text:span text:style-name="Основной_20_шрифт_20_абзаца"><text:span text:style-name="T20">1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7">i1 = <text:s/></text:span></text:span><text:span text:style-name="Основной_20_шрифт_20_абзаца"><text:span text:style-name="T51">7</text:span></text:span></text:p>
            <text:p text:style-name="P21"><text:span text:style-name="Основной_20_шрифт_20_абзаца"><text:span text:style-name="T17">i</text:span></text:span><text:span text:style-name="Основной_20_шрифт_20_абзаца"><text:span text:style-name="T9">2</text:span></text:span><text:span text:style-name="Основной_20_шрифт_20_абзаца"><text:span text:style-name="T17"> = </text:span></text:span><text:span text:style-name="Основной_20_шрифт_20_абзаца"><text:span text:style-name="T9"><text:s/></text:span></text:span><text:span text:style-name="Основной_20_шрифт_20_абзаца"><text:span text:style-name="T51">2</text:span></text:span></text:p>
            <text:p text:style-name="P21"><text:span text:style-name="Основной_20_шрифт_20_абзаца"><text:span text:style-name="T17">res = </text:span></text:span><text:span text:style-name="Основной_20_шрифт_20_абзаца"><text:span text:style-name="T51">8</text:span></text:span></text:p>
          </table:table-cell>
        </table:table-row>
        <table:table-row>
          <table:table-cell table:style-name="Таблица2.A5" office:value-type="string">
            <text:p text:style-name="P34">a = <text:span text:style-name="T58">2</text:span></text:p>
            <text:p text:style-name="P34">b = <text:span text:style-name="T58">1</text:span></text:p>
            <text:p text:style-name="P34">i = <text:span text:style-name="T58">1</text:span></text:p>
            <text:p text:style-name="P34"><text:span text:style-name="Основной_20_шрифт_20_абзаца">k = -</text:span><text:span text:style-name="Основной_20_шрифт_20_абзаца"><text:span text:style-name="T58">1</text:span></text:span></text:p>
          </table:table-cell>
          <table:table-cell table:style-name="Таблица2.A5" office:value-type="string">
            <text:p text:style-name="P33"><text:span text:style-name="Основной_20_шрифт_20_абзаца"><text:span text:style-name="T17">i1 = <text:s/></text:span></text:span><text:span text:style-name="Основной_20_шрифт_20_абзаца"><text:span text:style-name="T20">13</text:span></text:span></text:p>
            <text:p text:style-name="P33"><text:span text:style-name="Основной_20_шрифт_20_абзаца"><text:span text:style-name="T17">i</text:span></text:span><text:span text:style-name="Основной_20_шрифт_20_абзаца"><text:span text:style-name="T9">2</text:span></text:span><text:span text:style-name="Основной_20_шрифт_20_абзаца"><text:span text:style-name="T17"> = </text:span></text:span><text:span text:style-name="Основной_20_шрифт_20_абзаца"><text:span text:style-name="T9"><text:s/></text:span></text:span><text:span text:style-name="Основной_20_шрифт_20_абзаца"><text:span text:style-name="T15">3</text:span></text:span></text:p>
            <text:p text:style-name="P33"><text:span text:style-name="Основной_20_шрифт_20_абзаца"><text:span text:style-name="T17">res = </text:span></text:span><text:span text:style-name="Основной_20_шрифт_20_абзаца"><text:span text:style-name="T51">13</text:span></text:span></text:p>
          </table:table-cell>
        </table:table-row>
      </table:table>
      <text:p text:style-name="P14"/>
      <text:p text:style-name="P22"><text:span text:style-name="Основной_20_шрифт_20_абзаца"><text:span text:style-name="T4">Выводы.</text:span></text:span></text:p>
      <text:p text:style-name="P23"><text:span text:style-name="Основной_20_шрифт_20_абзаца"><text:span text:style-name="T8">В результате выполнения лабораторной работы был разработан код для подсчитывания определенных выражений, оптимизировано умножение. Были улучшены навыки письма в ассемблере.</text:span></text:span></text:p>
      <text:p text:style-name="P23"><text:soft-page-break/><text:span text:style-name="Основной_20_шрифт_20_абзаца"><text:span text:style-name="T7">Приложение.</text:span></text:span></text:p>
      <text:p text:style-name="P28"><text:span text:style-name="Основной_20_шрифт_20_абзаца"><text:span text:style-name="T30">Текст файла </text:span></text:span><text:span text:style-name="Основной_20_шрифт_20_абзаца"><text:span text:style-name="T52">1</text:span></text:span><text:span text:style-name="Основной_20_шрифт_20_абзаца"><text:span text:style-name="T30">.</text:span></text:span><text:span text:style-name="Основной_20_шрифт_20_абзаца"><text:span text:style-name="T53">ASM</text:span></text:span></text:p>
      <text:p text:style-name="P28"><text:span text:style-name="Основной_20_шрифт_20_абзаца"><text:span text:style-name="T53"/></text:span></text:p>
      <text:p text:style-name="P29">AStack SEGMENT STACK</text:p>
      <text:p text:style-name="P29"><text:s text:c="4"/>DW 12 DUP(?)</text:p>
      <text:p text:style-name="P29">AStack ENDS</text:p>
      <text:p text:style-name="P29"/>
      <text:p text:style-name="P29">DATA SEGMENT</text:p>
      <text:p text:style-name="P29">a DW 1</text:p>
      <text:p text:style-name="P29">b DW 1</text:p>
      <text:p text:style-name="P29">i DW 1</text:p>
      <text:p text:style-name="P29">k DW -1</text:p>
      <text:p text:style-name="P29">i1 DW 0</text:p>
      <text:p text:style-name="P29">i2 DW 0</text:p>
      <text:p text:style-name="P29">res DW 0</text:p>
      <text:p text:style-name="P29"/>
      <text:p text:style-name="P29">DATA ENDS</text:p>
      <text:p text:style-name="P29"/>
      <text:p text:style-name="P29"/>
      <text:p text:style-name="P29">CODE SEGMENT</text:p>
      <text:p text:style-name="P29"><text:s text:c="4"/>ASSUME CS:CODE, DS:DATA, SS:AStack</text:p>
      <text:p text:style-name="P29"/>
      <text:p text:style-name="P29">Main PROC FAR</text:p>
      <text:p text:style-name="P29"/>
      <text:p text:style-name="P29">mov ax, DATA</text:p>
      <text:p text:style-name="P29">mov ds, ax</text:p>
      <text:p text:style-name="P29"/>
      <text:p text:style-name="P29"/>
      <text:p text:style-name="P29">f1:</text:p>
      <text:p text:style-name="P29"><text:s text:c="4"/>mov ax, a</text:p>
      <text:p text:style-name="P29"><text:s text:c="4"/>cmp ax, b</text:p>
      <text:p text:style-name="P29"><text:s text:c="4"/>jle f1_1 ; a &lt;= b</text:p>
      <text:p text:style-name="P29"><text:s text:c="4"/>jmp f1_0 ; a &gt; b</text:p>
      <text:p text:style-name="P29"/>
      <text:p text:style-name="P29">f1_0:</text:p>
      <text:p text:style-name="P29"><text:s text:c="4"/>mov ax, i</text:p>
      <text:p text:style-name="P29"><text:s text:c="4"/>add ax, ax; i*2</text:p>
      <text:p text:style-name="P29"><text:s text:c="4"/>mov bx, 15; 15</text:p>
      <text:p text:style-name="P29"><text:s text:c="4"/>xchg bx, ax</text:p>
      <text:p text:style-name="P29"><text:s text:c="4"/>sub ax, bx</text:p>
      <text:p text:style-name="P29"/>
      <text:p text:style-name="P29"><text:s text:c="4"/>mov i1, ax <text:s text:c="5"/></text:p>
      <text:p text:style-name="P29"><text:s text:c="4"/>jmp f2</text:p>
      <text:p text:style-name="P29"/>
      <text:p text:style-name="P29">f1_1:</text:p>
      <text:p text:style-name="P29"/>
      <text:p text:style-name="P29"><text:s text:c="4"/>mov ax, i</text:p>
      <text:p text:style-name="P29"><text:s text:c="4"/>mov bx, ax</text:p>
      <text:p text:style-name="P29"><text:s text:c="4"/>shl ax, 1; i*3</text:p>
      <text:p text:style-name="P29"><text:s text:c="4"/>add ax, bx</text:p>
      <text:p text:style-name="P29"><text:soft-page-break/><text:s text:c="4"/>mov bx, 4; 4</text:p>
      <text:p text:style-name="P29"><text:s text:c="4"/>add ax, bx</text:p>
      <text:p text:style-name="P29"/>
      <text:p text:style-name="P29"><text:s text:c="4"/>mov i1, ax</text:p>
      <text:p text:style-name="P29"><text:s text:c="6"/></text:p>
      <text:p text:style-name="P29"><text:s text:c="4"/>jmp f2 <text:s text:c="2"/></text:p>
      <text:p text:style-name="P29"/>
      <text:p text:style-name="P29">f2:</text:p>
      <text:p text:style-name="P29"><text:s text:c="4"/>mov ax, a</text:p>
      <text:p text:style-name="P29"><text:s text:c="4"/>cmp ax, b</text:p>
      <text:p text:style-name="P29"><text:s text:c="4"/>jle f2_1 ; a &lt;= b</text:p>
      <text:p text:style-name="P29"><text:s text:c="4"/>jmp f2_0 ; a &gt; b</text:p>
      <text:p text:style-name="P29"/>
      <text:p text:style-name="P29">f2_0:</text:p>
      <text:p text:style-name="P29"><text:s text:c="4"/>mov ax, i</text:p>
      <text:p text:style-name="P29"><text:s text:c="4"/>shl ax, 1; i*4</text:p>
      <text:p text:style-name="P29"><text:s text:c="4"/>shl ax, 1; i*4</text:p>
      <text:p text:style-name="P29"><text:s text:c="4"/>mov bx, 7; 7</text:p>
      <text:p text:style-name="P29"><text:s text:c="4"/>xchg ax, bx</text:p>
      <text:p text:style-name="P29"><text:s text:c="4"/>sub ax, bx</text:p>
      <text:p text:style-name="P29"/>
      <text:p text:style-name="P29"><text:s text:c="4"/>mov i2, ax</text:p>
      <text:p text:style-name="P29"><text:s text:c="6"/></text:p>
      <text:p text:style-name="P29"><text:s text:c="4"/>jmp f3</text:p>
      <text:p text:style-name="P29">f2_1:</text:p>
      <text:p text:style-name="P29"><text:s text:c="4"/>mov ax, i</text:p>
      <text:p text:style-name="P29"><text:s text:c="4"/>mov bx, ax</text:p>
      <text:p text:style-name="P29"><text:s text:c="4"/>shl ax, 1; i*6</text:p>
      <text:p text:style-name="P29"><text:s text:c="4"/>add ax, bx</text:p>
      <text:p text:style-name="P29"><text:s text:c="4"/>shl ax, 1; i*6</text:p>
      <text:p text:style-name="P29"><text:s text:c="4"/>mov bx, 8; 8</text:p>
      <text:p text:style-name="P29"><text:s text:c="4"/>xchg ax, bx</text:p>
      <text:p text:style-name="P29"><text:s text:c="4"/>sub ax, bx</text:p>
      <text:p text:style-name="P29"/>
      <text:p text:style-name="P29"><text:s text:c="4"/>mov i2, ax</text:p>
      <text:p text:style-name="P29"><text:s text:c="6"/></text:p>
      <text:p text:style-name="P29"><text:s text:c="4"/>jmp f3</text:p>
      <text:p text:style-name="P29">f3:</text:p>
      <text:p text:style-name="P29"><text:s text:c="4"/>mov ax, k;</text:p>
      <text:p text:style-name="P29"><text:s text:c="4"/>cmp k, 0</text:p>
      <text:p text:style-name="P29"><text:s text:c="4"/>jge f3_0 ; k &gt;= 0</text:p>
      <text:p text:style-name="P29"><text:s text:c="4"/>jmp f3_1 ; k &lt; 0</text:p>
      <text:p text:style-name="P29">f3_1:</text:p>
      <text:p text:style-name="P29"/>
      <text:p text:style-name="P29"><text:s text:c="4"/>mov ax, i2</text:p>
      <text:p text:style-name="P29"><text:s text:c="4"/>mov bx, 10; 10</text:p>
      <text:p text:style-name="P29"><text:s text:c="4"/>xchg ax, bx</text:p>
      <text:p text:style-name="P29"><text:s text:c="4"/>sub ax, bx</text:p>
      <text:p text:style-name="P29"/>
      <text:p text:style-name="P29"><text:s text:c="4"/>cmp i1, ax;</text:p>
      <text:p text:style-name="P29"><text:s text:c="4"/>jae res1 ; &gt;=</text:p>
      <text:p text:style-name="P29"><text:soft-page-break/><text:s text:c="4"/></text:p>
      <text:p text:style-name="P29"><text:s text:c="4"/>mov res, ax</text:p>
      <text:p text:style-name="P29"/>
      <text:p text:style-name="P29"><text:s text:c="4"/>jmp endLL</text:p>
      <text:p text:style-name="P29"><text:s text:c="4"/>res1:</text:p>
      <text:p text:style-name="P29"><text:s text:c="4"/>mov ax, i1</text:p>
      <text:p text:style-name="P29"><text:s text:c="4"/>mov res, ax</text:p>
      <text:p text:style-name="P29"><text:s text:c="4"/>jmp endLL <text:s text:c="3"/></text:p>
      <text:p text:style-name="P29">f3_0:</text:p>
      <text:p text:style-name="P29"><text:s text:c="4"/>mov ax, i1;</text:p>
      <text:p text:style-name="P29"><text:s text:c="4"/>mov bx, i2;</text:p>
      <text:p text:style-name="P29"><text:s text:c="4"/>sub ax, bx</text:p>
      <text:p text:style-name="P29"/>
      <text:p text:style-name="P29"><text:s text:c="4"/>cmp ax, 0</text:p>
      <text:p text:style-name="P29"><text:s text:c="4"/>jl f3_0_abs</text:p>
      <text:p text:style-name="P29"/>
      <text:p text:style-name="P29"><text:s text:c="4"/>mov res, ax</text:p>
      <text:p text:style-name="P29"><text:s text:c="4"/></text:p>
      <text:p text:style-name="P29"><text:s text:c="4"/>jmp endLL</text:p>
      <text:p text:style-name="P29"/>
      <text:p text:style-name="P29">f3_0_abs:</text:p>
      <text:p text:style-name="P29"/>
      <text:p text:style-name="P29"><text:s text:c="4"/>neg ax</text:p>
      <text:p text:style-name="P29"><text:s text:c="4"/></text:p>
      <text:p text:style-name="P29"><text:s text:c="4"/>mov res, ax</text:p>
      <text:p text:style-name="P29"><text:s text:c="4"/>jmp endLL</text:p>
      <text:p text:style-name="P29"/>
      <text:p text:style-name="P29">endLL:</text:p>
      <text:p text:style-name="P29"><text:s text:c="4"/></text:p>
      <text:p text:style-name="P29"><text:s text:c="4"/>mov bx, res</text:p>
      <text:p text:style-name="P29"><text:s text:c="4"/>mov ah, 4ch</text:p>
      <text:p text:style-name="P29"><text:s text:c="4"/>int 21h</text:p>
      <text:p text:style-name="P29"><text:s/></text:p>
      <text:p text:style-name="P29">Main ENDP</text:p>
      <text:p text:style-name="P29">CODE ENDS</text:p>
      <text:p text:style-name="P29"><text:s text:c="4"/>END Main</text:p>
      <text:p text:style-name="P23"><text:span text:style-name="Основной_20_шрифт_20_абзаца"><text:span text:style-name="T4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in" fo:margin-bottom="0.111in" loext:contextual-spacing="false" fo:line-height="103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false" fo:line-height="103%" fo:hyphenation-ladder-count="no-limit" fo:text-indent="0in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/>
    <meta:initial-creator>Pavel Martinenko</meta:initial-creator>
    <meta:creation-date>2019-09-17T11:31:00Z</meta:creation-date>
    <dc:date>2021-02-18T21:31:12.193000000</dc:date>
    <meta:print-date>2019-09-18T23:43:00Z</meta:print-date>
    <meta:editing-cycles>25</meta:editing-cycles>
    <meta:editing-duration>PT6H25M16S</meta:editing-duration>
    <meta:document-statistic meta:table-count="2" meta:image-count="0" meta:object-count="0" meta:page-count="8" meta:paragraph-count="187" meta:word-count="736" meta:character-count="3952" meta:non-whitespace-character-count="3023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mozilla_george0/Pya_Son_Hva_lb3.odt/Normal"/>
  </office:meta>
</office:document-meta>
</file>